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72b" officeooo:paragraph-rsid="0009072b"/>
    </style:style>
    <style:style style:name="P2" style:family="paragraph" style:parent-style-name="Standard">
      <style:text-properties officeooo:rsid="0009072b" officeooo:paragraph-rsid="000ca7d5"/>
    </style:style>
    <style:style style:name="P3" style:family="paragraph" style:parent-style-name="Standard">
      <style:text-properties officeooo:paragraph-rsid="0009072b"/>
    </style:style>
    <style:style style:name="P4" style:family="paragraph" style:parent-style-name="Standard">
      <style:text-properties officeooo:paragraph-rsid="000a8b52"/>
    </style:style>
    <style:style style:name="P5" style:family="paragraph" style:parent-style-name="Standard">
      <style:text-properties officeooo:rsid="000a8b52" officeooo:paragraph-rsid="000a8b52"/>
    </style:style>
    <style:style style:name="P6" style:family="paragraph" style:parent-style-name="Standard">
      <style:text-properties fo:font-weight="bold" officeooo:rsid="0009072b" officeooo:paragraph-rsid="0009072b" style:font-weight-asian="bold" style:font-weight-complex="bold"/>
    </style:style>
    <style:style style:name="P7" style:family="paragraph" style:parent-style-name="Standard">
      <style:text-properties fo:font-size="14pt" fo:font-weight="bold" officeooo:rsid="0009072b" officeooo:paragraph-rsid="000a8b52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0ca7d5"/>
    </style:style>
    <style:style style:name="P9" style:family="paragraph" style:parent-style-name="Standard">
      <style:text-properties officeooo:rsid="000ca7d5" officeooo:paragraph-rsid="000ca7d5"/>
    </style:style>
    <style:style style:name="P10" style:family="paragraph" style:parent-style-name="Standard">
      <style:text-properties officeooo:rsid="000a8b52" officeooo:paragraph-rsid="000a8b52"/>
    </style:style>
    <style:style style:name="P11" style:family="paragraph" style:parent-style-name="Standard">
      <style:text-properties fo:font-weight="normal" officeooo:rsid="000b8ec9" officeooo:paragraph-rsid="000a8b52" style:font-weight-asian="normal" style:font-weight-complex="normal"/>
    </style:style>
    <style:style style:name="T1" style:family="text">
      <style:text-properties officeooo:rsid="0009072b"/>
    </style:style>
    <style:style style:name="T2" style:family="text">
      <style:text-properties officeooo:rsid="000a8b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8ec9" style:font-weight-asian="bold" style:font-weight-complex="bold"/>
    </style:style>
    <style:style style:name="T5" style:family="text">
      <style:text-properties officeooo:rsid="000b8ec9"/>
    </style:style>
    <style:style style:name="T6" style:family="text">
      <style:text-properties fo:font-weight="normal" officeooo:rsid="000b8ec9" style:font-weight-asian="normal" style:font-weight-complex="normal"/>
    </style:style>
    <style:style style:name="T7" style:family="text">
      <style:text-properties officeooo:rsid="000ca7d5"/>
    </style:style>
    <style:style style:name="T8" style:family="text">
      <style:text-properties officeooo:rsid="000cb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48"/><text:span text:style-name="T2">GMAIL LOGIN:</text:span> <text:s text:c="49"/></text:p>
      <text:p text:style-name="P7"><text:s text:c="49"/></text:p>
      <text:p text:style-name="P7"><text:s text:c="49"/>USER STORY:</text:p>
      <text:p text:style-name="P7"/>
      <text:p text:style-name="P1"><text:s text:c="3"/><text:span text:style-name="T3">As an User:</text:span></text:p>
      <text:p text:style-name="P1"><text:s text:c="15"/>I want to login to my acccout with a valid gmail id and password ,so that I want to use gmail.</text:p>
      <text:p text:style-name="P1"/>
      <text:p text:style-name="P6"><text:s text:c="2"/>Acceptance Criteria:</text:p>
      <text:p text:style-name="P1"><text:s text:c="15"/>1)Ensure tha<text:span text:style-name="T7">t if the user enter the valid gmail accountid and clicking next button will redirect to page where we have to enter the password.</text:span></text:p>
      <text:p text:style-name="P2"><text:s text:c="15"/><text:span text:style-name="T7">2)</text:span><text:span text:style-name="T8">Ensure that </text:span><text:span text:style-name="T7">If the user enter the valid password for the patricular account <text:s/>and clicking next button,</text:span></text:p>
      <text:p text:style-name="P9">it will redirect to gmail.</text:p>
      <text:p text:style-name="P8"><text:span text:style-name="T1"><text:s text:c="15"/></text:span><text:span text:style-name="T7">3</text:span><text:span text:style-name="T1">)</text:span><text:span text:style-name="T8">Ensure that </text:span>Incase the <text:span text:style-name="T1">user</text:span> enters an invalid <text:span text:style-name="T1">gmailId </text:span><text:span text:style-name="T7">and clicking next button </text:span><text:span text:style-name="T1">it will show couldn’t find your Google Account </text:span><text:span text:style-name="T7">and the text box is higligted by red colour.</text:span></text:p>
      <text:p text:style-name="P8"><text:s text:c="15"/><text:span text:style-name="T7">4</text:span><text:span text:style-name="T1">)</text:span><text:span text:style-name="T8">Ensure that </text:span><text:span text:style-name="T1">Incase the user enters an invalid password </text:span><text:span text:style-name="T7">and clicking next button </text:span><text:span text:style-name="T1">it will show Password is incorrect </text:span><text:span text:style-name="T7">and the text box is higligted by red colour</text:span><text:span text:style-name="T1">.</text:span></text:p>
      <text:p text:style-name="P3"><text:s text:c="15"/><text:span text:style-name="T7">5</text:span><text:span text:style-name="T2">)</text:span><text:span text:style-name="T8">Ensure that </text:span><text:span text:style-name="T2">Incase the user does not enter any values in the textbox and clicking the next ,It will show,”enter the email or phone number”.</text:span></text:p>
      <text:p text:style-name="P4"><text:s text:c="15"/><text:span text:style-name="T7">6</text:span><text:span text:style-name="T1">)</text:span><text:span text:style-name="T8">Ensure that </text:span><text:span text:style-name="T2">Incase the user forgot any gmail account ,by clicking the forgot email? Link ,it will </text:span></text:p>
      <text:p text:style-name="P5">redirect to recovery page.</text:p>
      <text:p text:style-name="P4"><text:s text:c="15"/><text:span text:style-name="T7">7</text:span><text:span text:style-name="T5">)</text:span><text:span text:style-name="T8">Ensure that </text:span><text:span text:style-name="T5">In case the user forgot the password of the particular gmail account by clicking the forgot password? Link ,it will redirect to account recovery page.</text:span></text:p>
      <text:p text:style-name="P4"><text:s text:c="15"/><text:span text:style-name="T7">8</text:span><text:span text:style-name="T2">)</text:span><text:span text:style-name="T8">Ensure that </text:span><text:span text:style-name="T2">Incase the user could not have any gmail account ,by Clicking the create account link ,it will redirect to sign up page.</text:span></text:p>
      <text:p text:style-name="P4"><text:s text:c="15"/><text:span text:style-name="T7">9</text:span><text:span text:style-name="T5">) </text:span><text:span text:style-name="T8">Ensure that </text:span><text:span text:style-name="T5">Incase the user clicks the learn more link it will redirect to support page.</text:span></text:p>
      <text:p text:style-name="P5"><text:s text:c="4"/></text:p>
      <text:p text:style-name="P5"><text:span text:style-name="T3"><text:s text:c="2"/></text:span><text:span text:style-name="T4">URL:</text:span><text:a xlink:type="simple" xlink:href="https://accounts.google.com/InteractiveLogin/identifier?continue=https%3A%2F%2Fmail.google.com%2Fmail%2Fu%2F0%2F&amp;emr=1&amp;flowEntry=ServiceLogin&amp;flowName=GlifWebSignIn&amp;followup=https%3A%2F%2Fmail.google.com%2Fmail%2Fu%2F0%2F&amp;ifkv=AQMjQ7RKJ8DwzRx3BQFNMIphfdBGv2bVSwvXtwbnnex3w5IxtdxYS2Ar10w7q_KCcC6-zKfmLdFsyQ&amp;osid=1&amp;passive=1209600&amp;service=mail" text:style-name="Internet_20_link" text:visited-style-name="Visited_20_Internet_20_Link"><text:span text:style-name="T6">https://accounts.google.com/InteractiveLogin/identifier?continue=https%3A%2F%2Fmail.google.com%2Fmail%2Fu%2F0%2F&amp;emr=1&amp;flowEntry=ServiceLogin&amp;flowName=GlifWebSignIn&amp;followup=https%3A%2F%2Fmail.google.com%2Fmail%2Fu%2F0%2F&amp;ifkv=AQMjQ7RKJ8DwzRx3BQFNMIphfdBGv2bVSwvXtwbnnex3w5IxtdxYS2Ar10w7q_KCcC6-zKfmLdFsyQ&amp;osid=1&amp;passive=1209600&amp;service=mail</text:span></text:a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1:27:13.822137245</meta:creation-date>
    <dc:date>2023-04-05T12:49:56.959713518</dc:date>
    <meta:editing-duration>PT15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50" meta:character-count="2110" meta:non-whitespace-character-count="1518"/>
  </office:meta>
</office:document-meta>
</file>